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N663~35d" svg:font-family="N663~35d"/>
    <style:font-face style:name="N669~360" svg:font-family="N669~360"/>
    <style:font-face style:name="N677" svg:font-family="N677"/>
    <style:font-face style:name="N677~35a" svg:font-family="N677~35a"/>
    <style:font-face style:name="OpenSymbol" svg:font-family="OpenSymbol"/>
    <style:font-face style:name="Segoe UI" svg:font-family="'Segoe UI'"/>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Birthmonths" style:family="table">
      <style:table-properties style:width="17.013cm" fo:margin-left="0cm" fo:margin-right="-0.012cm" table:align="margins"/>
    </style:style>
    <style:style style:name="Birthmonths.A" style:family="table-column">
      <style:table-column-properties style:column-width="1.667cm" style:rel-column-width="945*"/>
    </style:style>
    <style:style style:name="Birthmonths.B" style:family="table-column">
      <style:table-column-properties style:column-width="1.244cm" style:rel-column-width="705*"/>
    </style:style>
    <style:style style:name="Birthmonths.C" style:family="table-column">
      <style:table-column-properties style:column-width="1.012cm" style:rel-column-width="574*"/>
    </style:style>
    <style:style style:name="Birthmonths.D" style:family="table-column">
      <style:table-column-properties style:column-width="1.475cm" style:rel-column-width="836*"/>
    </style:style>
    <style:style style:name="Birthmonths.E" style:family="table-column">
      <style:table-column-properties style:column-width="1.139cm" style:rel-column-width="646*"/>
    </style:style>
    <style:style style:name="Birthmonths.F" style:family="table-column">
      <style:table-column-properties style:column-width="1.309cm" style:rel-column-width="742*"/>
    </style:style>
    <style:style style:name="Birthmonths.G" style:family="table-column">
      <style:table-column-properties style:column-width="1.307cm" style:rel-column-width="741*"/>
    </style:style>
    <style:style style:name="Birthmonths.H" style:family="table-column">
      <style:table-column-properties style:column-width="1.113cm" style:rel-column-width="631*"/>
    </style:style>
    <style:style style:name="Birthmonths.I" style:family="table-column">
      <style:table-column-properties style:column-width="1.429cm" style:rel-column-width="810*"/>
    </style:style>
    <style:style style:name="Birthmonths.J" style:family="table-column">
      <style:table-column-properties style:column-width="1.381cm" style:rel-column-width="783*"/>
    </style:style>
    <style:style style:name="Birthmonths.M" style:family="table-column">
      <style:table-column-properties style:column-width="1.321cm" style:rel-column-width="749*"/>
    </style:style>
    <style:style style:name="Birthmonths.A1" style:family="table-cell">
      <style:table-cell-properties fo:padding="0.097cm" fo:border="0.002cm solid #000000"/>
    </style:style>
    <style:style style:name="Birthmonths.A2" style:family="table-cell">
      <style:table-cell-properties fo:padding="0.097cm" fo:border-left="0.002cm solid #000000" fo:border-right="none" fo:border-top="none" fo:border-bottom="0.002cm solid #000000"/>
    </style:style>
    <style:style style:name="Birthmonths.M2" style:family="table-cell">
      <style:table-cell-properties fo:padding="0.097cm" fo:border-left="0.002cm solid #000000" fo:border-right="0.002cm solid #000000" fo:border-top="none" fo:border-bottom="0.002cm solid #000000"/>
    </style:style>
    <style:style style:name="P1" style:family="paragraph" style:parent-style-name="Standard" style:list-style-name="">
      <style:paragraph-properties fo:text-align="start" style:justify-single-word="false" style:text-autospace="none"/>
      <style:text-properties style:font-name="N677" fo:font-size="10pt" style:font-name-asian="N677" style:font-size-asian="10pt" style:font-name-complex="N677" style:font-size-complex="10pt"/>
    </style:style>
    <style:style style:name="P2" style:family="paragraph" style:parent-style-name="Standard" style:list-style-name="">
      <style:paragraph-properties fo:text-align="start" style:justify-single-word="false" style:text-autospace="none"/>
    </style:style>
    <style:style style:name="P3" style:family="paragraph" style:parent-style-name="Preformatted_20_Text" style:list-style-name="L3">
      <style:text-properties style:text-underline-style="solid" style:text-underline-width="auto" style:text-underline-color="font-color"/>
    </style:style>
    <style:style style:name="P4" style:family="paragraph" style:parent-style-name="Preformatted_20_Text" style:list-style-name="L4">
      <style:text-properties style:text-underline-style="solid" style:text-underline-width="auto" style:text-underline-color="font-color"/>
    </style:style>
    <style:style style:name="P5" style:family="paragraph" style:parent-style-name="Preformatted_20_Text" style:list-style-name="L7"/>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text-properties fo:font-weight="bold" style:font-weight-asian="bold" style:font-weight-complex="bold"/>
    </style:style>
    <style:style style:name="P8" style:family="paragraph" style:parent-style-name="Heading_20_2">
      <style:text-properties fo:font-style="normal" style:font-style-asian="normal" style:font-style-complex="normal"/>
    </style:style>
    <style:style style:name="P9" style:family="paragraph" style:parent-style-name="Heading_20_3">
      <style:text-properties fo:font-size="11pt" style:font-size-asian="11pt" style:font-size-complex="11pt"/>
    </style:style>
    <style:style style:name="P10" style:family="paragraph" style:parent-style-name="Heading_20_4">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style:text-underline-style="solid" style:text-underline-width="auto" style:text-underline-color="font-color"/>
    </style:style>
    <style:style style:name="T3" style:family="text">
      <style:text-properties style:font-name="N677~35a" fo:font-size="12pt" style:font-name-asian="N677~35a" style:font-size-asian="12pt" style:font-name-complex="N677~35a" style:font-size-complex="12pt"/>
    </style:style>
    <style:style style:name="T4" style:family="text">
      <style:text-properties style:font-name="N663~35d" fo:font-size="12pt" style:font-name-asian="N663~35d" style:font-size-asian="12pt" style:font-name-complex="N663~35d" style:font-size-complex="12pt"/>
    </style:style>
    <style:style style:name="T5" style:family="text">
      <style:text-properties style:font-name="N677" fo:font-size="12pt" style:font-name-asian="N677" style:font-size-asian="12pt" style:font-name-complex="N677" style:font-size-complex="12pt"/>
    </style:style>
    <style:style style:name="T6" style:family="text">
      <style:text-properties style:font-name="Segoe UI"/>
    </style:style>
    <style:style style:name="T7" style:family="text">
      <style:text-properties style:font-name="Times New Roman" fo:font-size="12pt" style:font-name-asian="N663~35d" style:font-size-asian="12pt" style:font-name-complex="N663~35d"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his document contains the list of item names that can be used to collect data from the card when using the eidSDK 4.0</text:p>
      <text:p text:style-name="Preformatted_20_Text"/>
      <text:p text:style-name="Preformatted_20_Text">Please read the “RSA Security Inc. Public-Key Cryptography Standards (PKCS)” document first, to understand the pkcs11 API. This document can be found in the doc folder (pkcs-11v2-11r1.pdf).</text:p>
      <text:p text:style-name="Preformatted_20_Text"/>
      <text:h text:style-name="Heading_20_1" text:outline-level="1">Introduction</text:h>
      <text:p text:style-name="Preformatted_20_Text">The eidmw 4.0 SDK consists actually of our pkcs11 implementation (presented as a C library).</text:p>
      <text:p text:style-name="Preformatted_20_Text">In order to use the SDK for creating signatures with the eidcard, request the certificates, etc, .. one simply has to follow the pkcs11 API.</text:p>
      <text:p text:style-name="Preformatted_20_Text"/>
      <text:h text:style-name="P8" text:outline-level="2"><text:span text:style-name="T1">Card Data</text:span></text:h>
      <text:p text:style-name="Preformatted_20_Text">The data stored on the card is presented to the developer as pkcs11 'objects'</text:p>
      <text:p text:style-name="Preformatted_20_Text"/>
      <text:h text:style-name="P9" text:outline-level="3">Certificates</text:h>
      <text:p text:style-name="Preformatted_20_Text">The certificates can be retrieved by searching for objects which have their CKA_CLASS attribute set to CKO_CERTIFICATE</text:p>
      <text:p text:style-name="Preformatted_20_Text">following certificates can be found on the eid card v1.5:</text:p>
      <text:p text:style-name="Preformatted_20_Text">- “Authentication”</text:p>
      <text:p text:style-name="Preformatted_20_Text">- “Signature”</text:p>
      <text:p text:style-name="Preformatted_20_Text">- “CA”</text:p>
      <text:p text:style-name="Preformatted_20_Text">- “Root”</text:p>
      <text:p text:style-name="Preformatted_20_Text"/>
      <text:h text:style-name="Heading_20_3" text:outline-level="3">card data</text:h>
      <text:p text:style-name="Preformatted_20_Text">The identity and address data can be retrieved by searching for objects which have their CKA_CLASS attribute set to CKO_DATA.</text:p>
      <text:h text:style-name="P10" text:outline-level="4">The files (unparsed)</text:h>
      <text:p text:style-name="Preformatted_20_Text">You can retrieve the unparsed files by looking for objects which have their CKA_LABEL attribute set to one of the following:</text:p>
      <text:p text:style-name="Preformatted_20_Text"/>
      <text:p text:style-name="Preformatted_20_Text">- "DATA_FILE" : the identity data file</text:p>
      <text:p text:style-name="Preformatted_20_Text">- "ADDRESS_FILE" : the address file</text:p>
      <text:p text:style-name="Preformatted_20_Text">- "PHOTO" : the photo</text:p>
      <text:p text:style-name="Preformatted_20_Text">- "SGN_DATA_FILE" : the signature of the identity file</text:p>
      <text:p text:style-name="Preformatted_20_Text">- "SGN_ADDRESS_FILE" : the signature of the address file</text:p>
      <text:p text:style-name="Preformatted_20_Text"/>
      <text:p text:style-name="Preformatted_20_Text">Please note that no signature checks are performed by the eid SDK 4.0 when retrieving card data, it is up to the developer to check if the signature files match the corresponding files.</text:p>
      <text:p text:style-name="Preformatted_20_Text">For more info about the files, please refer to the 'belgian_electronic_identity_card_content.pdf' document.</text:p>
      <text:p text:style-name="Preformatted_20_Text"/>
      <text:h text:style-name="Heading_20_4" text:outline-level="4">Parsed Data</text:h>
      <text:p text:style-name="Preformatted_20_Text">You can also retrieve parsed data that was contained within one of the above files:</text:p>
      <text:p text:style-name="Preformatted_20_Text">Parsed data from the data file will have their CKA_LABEL attribute set to one of the below:</text:p>
      <text:p text:style-name="Preformatted_20_Text">(All values are UTF-8 encoded, unless otherwise specified)</text:p>
      <text:p text:style-name="Preformatted_20_Text"/>
      <text:list xml:id="list31191962" text:style-name="L3">
        <text:list-item>
          <text:p text:style-name="P3">parsed data from the identity file:</text:p>
          <text:p text:style-name="P3"/>
        </text:list-item>
      </text:list>
      <text:p text:style-name="Preformatted_20_Text">-"Card_Number"</text:p>
      <text:p text:style-name="Preformatted_20_Text">"Chip_Number"</text:p>
      <text:p text:style-name="Preformatted_20_Text">"Validity_Begin_Date" : the card validity begin date</text:p>
      <text:p text:style-name="Preformatted_20_Text">"Validity_End_Date" : the card validity end date</text:p>
      <text:p text:style-name="Preformatted_20_Text">"Issuing_Municipality" : the card delivery municipality</text:p>
      <text:p text:style-name="Preformatted_20_Text">"National_Number"</text:p>
      <text:p text:style-name="Preformatted_20_Text"><text:soft-page-break/>"Surname" : </text:p>
      <text:p text:style-name="Preformatted_20_Text">"Firstnames"</text:p>
      <text:p text:style-name="Preformatted_20_Text">"First_Letter_Of_Third_Given_Name"</text:p>
      <text:p text:style-name="Preformatted_20_Text">"Nationality"</text:p>
      <text:p text:style-name="Preformatted_20_Text">"Location_Of_Birth"</text:p>
      <text:p text:style-name="Preformatted_20_Text">"Date_Of_Birth" : Birth date, encoded as (see below)</text:p>
      <text:p text:style-name="Preformatted_20_Text"><text:tab/>DD mmmm YYYY (Dutch and French card)</text:p>
      <text:p text:style-name="Preformatted_20_Text"><text:tab/>or DD.mmm.YYYY (German card)</text:p>
      <text:p text:style-name="Preformatted_20_Text"/>
      <text:p text:style-name="P2"><text:span text:style-name="T5"/><field:fieldmark-end/><text:span text:style-name="T5"/><text:span text:style-name="T3"/></text:p>
      <table:table table:name="Birthmonths" table:style-name="Birthmonths">
        <table:table-column table:style-name="Birthmonths.A"/>
        <table:table-column table:style-name="Birthmonths.B"/>
        <table:table-column table:style-name="Birthmonths.C"/>
        <table:table-column table:style-name="Birthmonths.D"/>
        <table:table-column table:style-name="Birthmonths.E"/>
        <table:table-column table:style-name="Birthmonths.F"/>
        <table:table-column table:style-name="Birthmonths.G"/>
        <table:table-column table:style-name="Birthmonths.H"/>
        <table:table-column table:style-name="Birthmonths.I"/>
        <table:table-column table:style-name="Birthmonths.J"/>
        <table:table-column table:style-name="Birthmonths.F"/>
        <table:table-column table:style-name="Birthmonths.G"/>
        <table:table-column table:style-name="Birthmonths.M"/>
        <table:table-row>
          <table:table-cell table:style-name="Birthmonths.A1" table:number-columns-spanned="13" office:value-type="string">
            <text:p text:style-name="P7">Birth month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Birthmonths.A2" office:value-type="string">
            <text:p text:style-name="P6">French</text:p>
          </table:table-cell>
          <table:table-cell table:style-name="Birthmonths.A2" office:value-type="string">
            <text:p text:style-name="P6">JAN</text:p>
          </table:table-cell>
          <table:table-cell table:style-name="Birthmonths.A2" office:value-type="string">
            <text:p text:style-name="P6">FEV</text:p>
          </table:table-cell>
          <table:table-cell table:style-name="Birthmonths.A2" office:value-type="string">
            <text:p text:style-name="P6">MARS</text:p>
          </table:table-cell>
          <table:table-cell table:style-name="Birthmonths.A2" office:value-type="string">
            <text:p text:style-name="P6">AVR</text:p>
          </table:table-cell>
          <table:table-cell table:style-name="Birthmonths.A2" office:value-type="string">
            <text:p text:style-name="P6">MAI</text:p>
          </table:table-cell>
          <table:table-cell table:style-name="Birthmonths.A2" office:value-type="string">
            <text:p text:style-name="P6">JUIN</text:p>
          </table:table-cell>
          <table:table-cell table:style-name="Birthmonths.A2" office:value-type="string">
            <text:p text:style-name="P6">JUIL</text:p>
          </table:table-cell>
          <table:table-cell table:style-name="Birthmonths.A2" office:value-type="string">
            <text:p text:style-name="P6">AOUT</text:p>
          </table:table-cell>
          <table:table-cell table:style-name="Birthmonths.A2" office:value-type="string">
            <text:p text:style-name="P6">SEPT</text:p>
          </table:table-cell>
          <table:table-cell table:style-name="Birthmonths.A2" office:value-type="string">
            <text:p text:style-name="P6">OCT</text:p>
          </table:table-cell>
          <table:table-cell table:style-name="Birthmonths.A2" office:value-type="string">
            <text:p text:style-name="P6">NOV</text:p>
          </table:table-cell>
          <table:table-cell table:style-name="Birthmonths.M2" office:value-type="string">
            <text:p text:style-name="P6">DEC</text:p>
          </table:table-cell>
        </table:table-row>
        <table:table-row>
          <table:table-cell table:style-name="Birthmonths.A2" office:value-type="string">
            <text:p text:style-name="P6">Dutch</text:p>
          </table:table-cell>
          <table:table-cell table:style-name="Birthmonths.A2" office:value-type="string">
            <text:p text:style-name="P6">JAN</text:p>
          </table:table-cell>
          <table:table-cell table:style-name="Birthmonths.A2" office:value-type="string">
            <text:p text:style-name="P6">FEB</text:p>
          </table:table-cell>
          <table:table-cell table:style-name="Birthmonths.A2" office:value-type="string">
            <text:p text:style-name="P6">MAAR</text:p>
          </table:table-cell>
          <table:table-cell table:style-name="Birthmonths.A2" office:value-type="string">
            <text:p text:style-name="P6">APR</text:p>
          </table:table-cell>
          <table:table-cell table:style-name="Birthmonths.A2" office:value-type="string">
            <text:p text:style-name="P6">MEI</text:p>
          </table:table-cell>
          <table:table-cell table:style-name="Birthmonths.A2" office:value-type="string">
            <text:p text:style-name="P6">JUN</text:p>
          </table:table-cell>
          <table:table-cell table:style-name="Birthmonths.A2" office:value-type="string">
            <text:p text:style-name="P6">JUL</text:p>
          </table:table-cell>
          <table:table-cell table:style-name="Birthmonths.A2" office:value-type="string">
            <text:p text:style-name="P6">AUG</text:p>
          </table:table-cell>
          <table:table-cell table:style-name="Birthmonths.A2" office:value-type="string">
            <text:p text:style-name="P6">SEP</text:p>
          </table:table-cell>
          <table:table-cell table:style-name="Birthmonths.A2" office:value-type="string">
            <text:p text:style-name="P6">OKT</text:p>
          </table:table-cell>
          <table:table-cell table:style-name="Birthmonths.A2" office:value-type="string">
            <text:p text:style-name="P6">NOV</text:p>
          </table:table-cell>
          <table:table-cell table:style-name="Birthmonths.M2" office:value-type="string">
            <text:p text:style-name="P6">DEC</text:p>
          </table:table-cell>
        </table:table-row>
        <table:table-row>
          <table:table-cell table:style-name="Birthmonths.A2" office:value-type="string">
            <text:p text:style-name="P6">German</text:p>
          </table:table-cell>
          <table:table-cell table:style-name="Birthmonths.A2" office:value-type="string">
            <text:p text:style-name="P6">JAN</text:p>
          </table:table-cell>
          <table:table-cell table:style-name="Birthmonths.A2" office:value-type="string">
            <text:p text:style-name="P6">FEB</text:p>
          </table:table-cell>
          <table:table-cell table:style-name="Birthmonths.A2" office:value-type="string">
            <text:p text:style-name="P6">M<text:span text:style-name="T6">Ӓ</text:span><text:span text:style-name="T7">R</text:span></text:p>
          </table:table-cell>
          <table:table-cell table:style-name="Birthmonths.A2" office:value-type="string">
            <text:p text:style-name="P6">APR</text:p>
          </table:table-cell>
          <table:table-cell table:style-name="Birthmonths.A2" office:value-type="string">
            <text:p text:style-name="P6">MAI</text:p>
          </table:table-cell>
          <table:table-cell table:style-name="Birthmonths.A2" office:value-type="string">
            <text:p text:style-name="P6">JUN</text:p>
          </table:table-cell>
          <table:table-cell table:style-name="Birthmonths.A2" office:value-type="string">
            <text:p text:style-name="P6">JUL</text:p>
          </table:table-cell>
          <table:table-cell table:style-name="Birthmonths.A2" office:value-type="string">
            <text:p text:style-name="P6">AUG</text:p>
          </table:table-cell>
          <table:table-cell table:style-name="Birthmonths.A2" office:value-type="string">
            <text:p text:style-name="P6">SEP</text:p>
          </table:table-cell>
          <table:table-cell table:style-name="Birthmonths.A2" office:value-type="string">
            <text:p text:style-name="P6">OKT</text:p>
          </table:table-cell>
          <table:table-cell table:style-name="Birthmonths.A2" office:value-type="string">
            <text:p text:style-name="P6">NOV</text:p>
          </table:table-cell>
          <table:table-cell table:style-name="Birthmonths.M2" office:value-type="string">
            <text:p text:style-name="P6">DEZ</text:p>
          </table:table-cell>
        </table:table-row>
      </table:table>
      <text:p text:style-name="P2"><text:span text:style-name="T4"/></text:p>
      <text:p text:style-name="Preformatted_20_Text"/>
      <text:p text:style-name="Preformatted_20_Text">"Gender" : M: man / F/V/W: woman</text:p>
      <text:p text:style-name="Preformatted_20_Text">"Nobility" : noble condition</text:p>
      <text:p text:style-name="Preformatted_20_Text">"Document_Type" : type of document, can be one of the below values:</text:p>
      <text:p text:style-name="Preformatted_20_Text"><text:tab/>1: Belgian citizen </text:p>
      <text:p text:style-name="Preformatted_20_Text"><text:tab/>6: Kids card (&lt; 12 year) </text:p>
      <text:p text:style-name="Preformatted_20_Text"><text:tab/>7: Bootstrap card </text:p>
      <text:p text:style-name="Preformatted_20_Text"><text:tab/>8: “Habilitation / Machtigings-” card</text:p>
      <text:p text:style-name="Preformatted_20_Text"><text:tab/>11: Foreigner card type A</text:p>
      <text:p text:style-name="Preformatted_20_Text"><text:tab/>12: Foreigner card type B</text:p>
      <text:p text:style-name="Preformatted_20_Text"><text:tab/>13: Foreigner card type C</text:p>
      <text:p text:style-name="Preformatted_20_Text"><text:tab/>14: Foreigner card type D</text:p>
      <text:p text:style-name="Preformatted_20_Text"><text:tab/>15: Foreigner card type E</text:p>
      <text:p text:style-name="Preformatted_20_Text"><text:tab/>16: Foreigner card type E+</text:p>
      <text:p text:style-name="Preformatted_20_Text"><text:tab/>17: Foreigner card type F+</text:p>
      <text:p text:style-name="Preformatted_20_Text"><text:tab/>18: Foreigner card type F+</text:p>
      <text:p text:style-name="Preformatted_20_Text">"Special_Status" : special status, can be one of the below values:</text:p>
      <text:p text:style-name="Preformatted_20_Text"><text:tab/>0: No status </text:p>
      <text:p text:style-name="Preformatted_20_Text"><text:tab/>2: Extended minority</text:p>
      <text:p text:style-name="Preformatted_20_Text">"Photo_Hash" : hash of the photo file</text:p>
      <text:p text:style-name="Preformatted_20_Text">"Duplicata"</text:p>
      <text:p text:style-name="Preformatted_20_Text">"Special_Organization" : can be one of the below values:</text:p>
      <text:p text:style-name="Preformatted_20_Text"><text:tab/>1: SHAPE</text:p>
      <text:p text:style-name="Preformatted_20_Text"><text:tab/>2: NATO</text:p>
      <text:p text:style-name="Preformatted_20_Text">"Member_Of_Family" : this is a boolean value</text:p>
      <text:p text:style-name="Preformatted_20_Text"/>
      <text:p text:style-name="Preformatted_20_Text"/>
      <text:list xml:id="list31190818" text:style-name="L4">
        <text:list-item>
          <text:p text:style-name="P4">parsed data from the address file:</text:p>
          <text:p text:style-name="P4"/>
        </text:list-item>
      </text:list>
      <text:p text:style-name="Preformatted_20_Text">"Address_Street_Number" : the streetname and number</text:p>
      <text:p text:style-name="Preformatted_20_Text">"Address_Zip" : the zip-code of your town/city</text:p>
      <text:p text:style-name="Preformatted_20_Text">"Address_Municipality" : your town/city</text:p>
      <text:p text:style-name="Preformatted_20_Text"/>
      <text:p text:style-name="Preformatted_20_Text"/>
      <text:p text:style-name="Preformatted_20_Text"/>
      <text:list xml:id="list31202163" text:style-name="L7">
        <text:list-item>
          <text:p text:style-name="P5"><text:span text:style-name="T2">the RN certificate</text:span></text:p>
          <text:p text:style-name="P5"><text:span text:style-name="T2"/></text:p>
        </text:list-item>
      </text:list>
      <text:p text:style-name="Preformatted_20_Text">The certificate used to sign the photo file can be found as pkcs11 object with CKA_CLASS attribute set to CKO_DATA, and CKA_LABEL set to CERT_RN_FILE</text:p>
      <text:p text:style-name="Preformatted_20_Text"/>
      <text:h text:style-name="Heading_20_4" text:outline-level="4">Card Info</text:h>
      <text:p text:style-name="Preformatted_20_Text">Extra information about the eidcard be can found as object with CKA_CLASS attribute set to CKO_DATA, and CKA_LABEL set to:</text:p>
      <text:p text:style-name="Preformatted_20_Text"><text:soft-page-break/></text:p>
      <text:p text:style-name="Preformatted_20_Text">"CARD_DATA" : the extra card data as a file</text:p>
      <text:p text:style-name="Preformatted_20_Text"/>
      <text:p text:style-name="Preformatted_20_Text">parsed info from this file can be found as objects with CKA_LABEL equal to:</text:p>
      <text:p text:style-name="Preformatted_20_Text">"CardData_SerialNumber"</text:p>
      <text:p text:style-name="Preformatted_20_Text">"CardData_CompCode"</text:p>
      <text:p text:style-name="Preformatted_20_Text">"CardData_OSNumber"</text:p>
      <text:p text:style-name="Preformatted_20_Text">"CardData_OSVersion"</text:p>
      <text:p text:style-name="Preformatted_20_Text">"CardData_SoftMaskNumber"</text:p>
      <text:p text:style-name="Preformatted_20_Text">"CardData_SoftMaskVersion"</text:p>
      <text:p text:style-name="Preformatted_20_Text">"CardData_ApplVersion"</text:p>
      <text:p text:style-name="Preformatted_20_Text">"CardData_GlobOSVersion"</text:p>
      <text:p text:style-name="Preformatted_20_Text">"CardData_ApplIntVersion"</text:p>
      <text:p text:style-name="Preformatted_20_Text">"CardData_PKCS1Support"</text:p>
      <text:p text:style-name="Preformatted_20_Text">"CardData_ApplLifeCycle"</text:p>
      <text:p text:style-name="Preformatted_20_Text">"CardData_KeyExchangeVersion"</text:p>
      <text:p text:style-name="Preformatted_20_Text">"CardData_Signature"</text:p>
      <text:p text:style-name="Preformatted_20_Text"/>
      <text:p text:style-name="Preformatted_20_Text">The ATR of the card can also be requested by searching for objects with CKA_CLASS attribute set to CKO_DATA and CKA_LABEL set to “ATR”.</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N663~35d" svg:font-family="N663~35d"/>
    <style:font-face style:name="N669~360" svg:font-family="N669~360"/>
    <style:font-face style:name="N677" svg:font-family="N677"/>
    <style:font-face style:name="N677~35a" svg:font-family="N677~35a"/>
    <style:font-face style:name="OpenSymbol" svg:font-family="OpenSymbol"/>
    <style:font-face style:name="Segoe UI" svg:font-family="'Segoe UI'"/>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nl" fo:country="B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B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0pt" fo:font-style="normal"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11-15T13:59:31.85</dc:date>
    <meta:generator>OpenOffice.org/3.3$Win32 OpenOffice.org_project/330m20$Build-9567</meta:generator>
    <meta:editing-duration>PT3H29M50S</meta:editing-duration>
    <meta:editing-cycles>2</meta:editing-cycles>
    <meta:document-statistic meta:table-count="1" meta:image-count="0" meta:object-count="0" meta:page-count="3" meta:paragraph-count="133" meta:word-count="688" meta:character-count="4236"/>
  </office:meta>
</office:document-meta>
</file>